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f81a"/>
    </style:style>
    <style:style style:name="P2" style:family="paragraph" style:parent-style-name="Standard">
      <style:text-properties officeooo:paragraph-rsid="001df8e7"/>
    </style:style>
    <style:style style:name="P3" style:family="paragraph" style:parent-style-name="Standard">
      <style:text-properties officeooo:paragraph-rsid="00359811"/>
    </style:style>
    <style:style style:name="P4" style:family="paragraph" style:parent-style-name="Standard">
      <style:text-properties officeooo:paragraph-rsid="004afd71"/>
    </style:style>
    <style:style style:name="T1" style:family="text">
      <style:text-properties fo:font-size="16pt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b8eeb"/>
    </style:style>
    <style:style style:name="T3" style:family="text">
      <style:text-properties officeooo:rsid="001bf81a"/>
    </style:style>
    <style:style style:name="T4" style:family="text">
      <style:text-properties officeooo:rsid="001df8e7"/>
    </style:style>
    <style:style style:name="T5" style:family="text">
      <style:text-properties officeooo:rsid="001fbe12"/>
    </style:style>
    <style:style style:name="T6" style:family="text">
      <style:text-properties officeooo:rsid="00218ff4"/>
    </style:style>
    <style:style style:name="T7" style:family="text">
      <style:text-properties officeooo:rsid="002356b1"/>
    </style:style>
    <style:style style:name="T8" style:family="text">
      <style:text-properties officeooo:rsid="0024f276"/>
    </style:style>
    <style:style style:name="T9" style:family="text">
      <style:text-properties officeooo:rsid="002757fc"/>
    </style:style>
    <style:style style:name="T10" style:family="text">
      <style:text-properties officeooo:rsid="002c373c"/>
    </style:style>
    <style:style style:name="T11" style:family="text">
      <style:text-properties officeooo:rsid="002ca68c"/>
    </style:style>
    <style:style style:name="T12" style:family="text">
      <style:text-properties officeooo:rsid="002e0eb4"/>
    </style:style>
    <style:style style:name="T13" style:family="text">
      <style:text-properties officeooo:rsid="0030a32d"/>
    </style:style>
    <style:style style:name="T14" style:family="text">
      <style:text-properties officeooo:rsid="00319f87"/>
    </style:style>
    <style:style style:name="T15" style:family="text">
      <style:text-properties officeooo:rsid="0033dbcf"/>
    </style:style>
    <style:style style:name="T16" style:family="text">
      <style:text-properties officeooo:rsid="0038f825"/>
    </style:style>
    <style:style style:name="T17" style:family="text">
      <style:text-properties officeooo:rsid="003ece24"/>
    </style:style>
    <style:style style:name="T18" style:family="text">
      <style:text-properties officeooo:rsid="00406707"/>
    </style:style>
    <style:style style:name="T19" style:family="text">
      <style:text-properties officeooo:rsid="00425acd"/>
    </style:style>
    <style:style style:name="T20" style:family="text">
      <style:text-properties officeooo:rsid="00477adb"/>
    </style:style>
    <style:style style:name="T21" style:family="text">
      <style:text-properties officeooo:rsid="004afd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span text:style-name="T1">API</text:span></text:p>
      <text:p text:style-name="Standard"/>
      <text:p text:style-name="Standard">1. http://localhost/clearview/api/userRegister</text:p>
      <text:p text:style-name="Standard">M<text:span text:style-name="T2">e</text:span>thod: POST</text:p>
      <text:p text:style-name="Standard">parms:</text:p>
      <text:p text:style-name="Standard"><text:tab/><text:tab/>1. name</text:p>
      <text:p text:style-name="Standard"><text:tab/><text:tab/>2. email</text:p>
      <text:p text:style-name="Standard"><text:tab/><text:tab/>3. phoneNumber</text:p>
      <text:p text:style-name="Standard"><text:tab/><text:tab/>4. equipmentId</text:p>
      <text:p text:style-name="Standard"><text:tab/><text:tab/><text:span text:style-name="T6">5</text:span>. password</text:p>
      <text:p text:style-name="Standard"/>
      <text:p text:style-name="P1"><text:span text:style-name="T3">2</text:span>. http://localhost/clearview/api/<text:span text:style-name="T3">login</text:span></text:p>
      <text:p text:style-name="P1">M<text:span text:style-name="T2">e</text:span>thod: POST</text:p>
      <text:p text:style-name="P1">parms:</text:p>
      <text:p text:style-name="P1"><text:tab/><text:tab/>1. <text:span text:style-name="T3">email</text:span></text:p>
      <text:p text:style-name="P1"><text:span text:style-name="T3"><text:s text:c="24"/>2</text:span>. password</text:p>
      <text:p text:style-name="P1"/>
      <text:p text:style-name="P1"/>
      <text:p text:style-name="P2"><text:span text:style-name="T4">3</text:span>. http://localhost/clearview/api/<text:span text:style-name="T4">forgotpassword</text:span></text:p>
      <text:p text:style-name="P2">M<text:span text:style-name="T2">e</text:span>thod: POST</text:p>
      <text:p text:style-name="P2">parms:</text:p>
      <text:p text:style-name="P2"><text:tab/><text:tab/>1. <text:span text:style-name="T3">email</text:span></text:p>
      <text:p text:style-name="P2"><text:tab/><text:tab/></text:p>
      <text:p text:style-name="P2"><text:span text:style-name="T5">4. </text:span>http://localhost/clearview/api/serviceRequest</text:p>
      <text:p text:style-name="P2">Method: POST</text:p>
      <text:p text:style-name="P2">parms:</text:p>
      <text:p text:style-name="P2"><text:tab/><text:tab/>1. equipment_id</text:p>
      <text:p text:style-name="P2"><text:tab/><text:tab/>2. contact_name</text:p>
      <text:p text:style-name="P2"><text:tab/><text:tab/>3. phone_number</text:p>
      <text:p text:style-name="P2"><text:tab/><text:tab/>4. email</text:p>
      <text:p text:style-name="P2"><text:tab/><text:tab/>5. service_code</text:p>
      <text:p text:style-name="P2"><text:tab/><text:tab/>6. notes</text:p>
      <text:p text:style-name="P2"><text:tab/><text:tab/>7. user_id</text:p>
      <text:p text:style-name="P2"/>
      <text:p text:style-name="P2"><text:span text:style-name="T7">5. </text:span>http://localhost/clearview/api/registerFinal</text:p>
      <text:p text:style-name="P2">Method: POST</text:p>
      <text:p text:style-name="P2">parms:</text:p>
      <text:p text:style-name="P2"><text:tab/><text:tab/>1. user_id</text:p>
      <text:p text:style-name="P2"><text:tab/><text:tab/>2. date_of_birth</text:p>
      <text:p text:style-name="P2"><text:tab/><text:tab/>3. gender</text:p>
      <text:p text:style-name="P2"><text:tab/><text:tab/>4. location</text:p>
      <text:p text:style-name="P4"><text:span text:style-name="T21"><text:tab/><text:tab/>5. address</text:span></text:p>
      <text:p text:style-name="P4"><text:tab/><text:tab/><text:span text:style-name="T21">6</text:span>. ima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8">6. </text:span>http://localhost/clearview/api/tonerorder</text:p>
      <text:p text:style-name="P2">Method: POST</text:p>
      <text:p text:style-name="P2">parms:</text:p>
      <text:p text:style-name="P2"><text:tab/><text:tab/>1. equipment_id</text:p>
      <text:p text:style-name="P2"><text:tab/><text:tab/>2. contact_name</text:p>
      <text:p text:style-name="P2"><text:tab/><text:tab/>3. phone_number</text:p>
      <text:p text:style-name="P2"><text:tab/><text:tab/>4. email</text:p>
      <text:p text:style-name="P2"><text:tab/><text:tab/>5. service_code</text:p>
      <text:p text:style-name="P2"><text:tab/><text:tab/>6. notes</text:p>
      <text:p text:style-name="P2"><text:tab/><text:tab/>7. user_id</text:p>
      <text:p text:style-name="P2"><text:s text:c="2"/><text:tab/><text:tab/>8. address</text:p>
      <text:p text:style-name="P2"/>
      <text:p text:style-name="P2"><text:span text:style-name="T9">7. </text:span>http://localhost/clearview/api/enterameter</text:p>
      <text:p text:style-name="P2">Method: POST</text:p>
      <text:p text:style-name="P2">parms:</text:p>
      <text:p text:style-name="P2"><text:tab/><text:tab/>1. equipment_id</text:p>
      <text:p text:style-name="P2"><text:tab/><text:tab/>2. contact_name</text:p>
      <text:p text:style-name="P2"><text:tab/><text:tab/>3. phone_number</text:p>
      <text:p text:style-name="P2"><text:tab/><text:tab/>4. email</text:p>
      <text:p text:style-name="P2"><text:tab/><text:tab/>5. service_code</text:p>
      <text:p text:style-name="P2"><text:tab/><text:tab/>6. notes</text:p>
      <text:p text:style-name="P2"><text:tab/><text:tab/>7. user_id</text:p>
      <text:p text:style-name="P2"><text:tab/><text:tab/>8. address</text:p>
      <text:p text:style-name="P2"><text:tab/><text:tab/>9. BVmeter</text:p>
      <text:p text:style-name="P2"><text:tab/><text:tab/>10. colormeter</text:p>
      <text:p text:style-name="P2"/>
      <text:p text:style-name="P2"><text:span text:style-name="T10">8</text:span>. http://localhost/clearview/api/contactus</text:p>
      <text:p text:style-name="P2">Method: POST</text:p>
      <text:p text:style-name="P2">parms:</text:p>
      <text:p text:style-name="P2"><text:tab/><text:tab/>1. name</text:p>
      <text:p text:style-name="P2"><text:tab/><text:tab/>2. email</text:p>
      <text:p text:style-name="P2"><text:tab/><text:tab/>3. subject</text:p>
      <text:p text:style-name="P2"><text:tab/><text:tab/>4. phone</text:p>
      <text:p text:style-name="P2"><text:tab/><text:tab/>5. message</text:p>
      <text:p text:style-name="P2"/>
      <text:p text:style-name="P2"><text:span text:style-name="T11">9</text:span>. http://localhost/clearview/api/technicianforgotpassword</text:p>
      <text:p text:style-name="P2">Method: POST</text:p>
      <text:p text:style-name="P2">parms:</text:p>
      <text:p text:style-name="P2"><text:tab/><text:tab/>1. email</text:p>
      <text:p text:style-name="P2"/>
      <text:p text:style-name="P2"/>
      <text:p text:style-name="P2"><text:span text:style-name="T12">10</text:span>. http://localhost/clearview/api/technicianlogin</text:p>
      <text:p text:style-name="P2">Method: POST</text:p>
      <text:p text:style-name="P2">parms:</text:p>
      <text:p text:style-name="P2"><text:tab/><text:tab/>1. email</text:p>
      <text:p text:style-name="P2"><text:tab/><text:tab/>2. password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11. http://localhost/clearview/api/technicianregister</text:p>
      <text:p text:style-name="P2">Method: POST</text:p>
      <text:p text:style-name="P2">parms:</text:p>
      <text:p text:style-name="P2"><text:tab/><text:tab/>1. name</text:p>
      <text:p text:style-name="P2"><text:tab/><text:tab/>2. email</text:p>
      <text:p text:style-name="P2"><text:tab/><text:tab/>3. phonenumber</text:p>
      <text:p text:style-name="P2"><text:tab/><text:tab/>4. password</text:p>
      <text:p text:style-name="P2"><text:tab/><text:tab/>5. latitude</text:p>
      <text:p text:style-name="P2"><text:tab/><text:tab/>6. longitude</text:p>
      <text:p text:style-name="P2"/>
      <text:p text:style-name="P2"/>
      <text:p text:style-name="P2">1<text:span text:style-name="T13">2</text:span>. http://localhost/clearview/api/allrequests</text:p>
      <text:p text:style-name="P2">Method: GET</text:p>
      <text:p text:style-name="P2"/>
      <text:p text:style-name="P2">1<text:span text:style-name="T14">3</text:span>. http://localhost/clearview/api/accept_request</text:p>
      <text:p text:style-name="P2">Method: <text:span text:style-name="T15">POST</text:span></text:p>
      <text:p text:style-name="P3">parms:</text:p>
      <text:p text:style-name="P2"><text:tab/><text:tab/>1. request_id</text:p>
      <text:p text:style-name="P2"><text:tab/><text:tab/>2. contact_name</text:p>
      <text:p text:style-name="P2"><text:tab/><text:tab/>3. phone_number</text:p>
      <text:p text:style-name="P2"><text:tab/><text:tab/>4. email</text:p>
      <text:p text:style-name="P2"><text:tab/><text:tab/>5. service_code</text:p>
      <text:p text:style-name="P2"><text:tab/><text:tab/>6. notes</text:p>
      <text:p text:style-name="P2"><text:tab/><text:tab/>7. technician_id</text:p>
      <text:p text:style-name="P2"><text:tab/><text:tab/>8. start_time</text:p>
      <text:p text:style-name="P2"><text:tab/><text:tab/>9. reached_time</text:p>
      <text:p text:style-name="P2"/>
      <text:p text:style-name="P2"/>
      <text:p text:style-name="P2"><text:span text:style-name="T16">14. </text:span>http://localhost/clearview/api/customer_detail</text:p>
      <text:p text:style-name="P2">Method: POST</text:p>
      <text:p text:style-name="P2">parms:</text:p>
      <text:p text:style-name="P2"><text:tab/><text:tab/>1. request_id</text:p>
      <text:p text:style-name="P2"><text:tab/><text:tab/></text:p>
      <text:p text:style-name="P2"><text:span text:style-name="T17">15. </text:span>http://localhost/clearview/api/work_complete</text:p>
      <text:p text:style-name="P2">Method: POST</text:p>
      <text:p text:style-name="P2">parms:</text:p>
      <text:p text:style-name="P2"><text:tab/><text:tab/>1. request_id</text:p>
      <text:p text:style-name="P2"><text:tab/><text:tab/>2. total_time</text:p>
      <text:p text:style-name="P2"><text:tab/><text:tab/>3. notes</text:p>
      <text:p text:style-name="P2"/>
      <text:p text:style-name="P2"/>
      <text:p text:style-name="P2"><text:span text:style-name="T18">16. </text:span>http://localhost/clearview/api/userlatlng</text:p>
      <text:p text:style-name="P2">Method: POST</text:p>
      <text:p text:style-name="P2">parms:</text:p>
      <text:p text:style-name="P2"><text:tab/><text:tab/>1. user_id</text:p>
      <text:p text:style-name="P2"><text:tab/><text:tab/>2. latitude</text:p>
      <text:p text:style-name="P2"><text:tab/><text:tab/>3. longitude</text:p>
      <text:p text:style-name="P2"><text:tab/><text:tab/><text:tab/></text:p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18">17. </text:span>http://localhost/clearview/api/technicianlatlng</text:p>
      <text:p text:style-name="P2">Method: POST</text:p>
      <text:p text:style-name="P2">parms:</text:p>
      <text:p text:style-name="P2"><text:tab/><text:tab/>1. technician_id</text:p>
      <text:p text:style-name="P2"><text:tab/><text:tab/>2. latitude</text:p>
      <text:p text:style-name="P2"><text:tab/><text:tab/>3. longitude</text:p>
      <text:p text:style-name="P2"/>
      <text:p text:style-name="P2"/>
      <text:p text:style-name="P2">1<text:span text:style-name="T19">8</text:span>. http://localhost/clearview/api/userchat</text:p>
      <text:p text:style-name="P2">Method: POST</text:p>
      <text:p text:style-name="P2">parms:</text:p>
      <text:p text:style-name="P2"><text:tab/><text:tab/>1. sender_id</text:p>
      <text:p text:style-name="P2"><text:tab/><text:tab/>2. receiver_id</text:p>
      <text:p text:style-name="P2"><text:tab/><text:tab/>3. message</text:p>
      <text:p text:style-name="P2"><text:tab/><text:tab/>4. chat_time</text:p>
      <text:p text:style-name="P2"><text:tab/><text:tab/>5. type</text:p>
      <text:p text:style-name="P2"><text:tab/><text:tab/>6. is_sent</text:p>
      <text:p text:style-name="P2"><text:tab/><text:tab/>7. is_recieved</text:p>
      <text:p text:style-name="P2"><text:tab/><text:tab/>8. image</text:p>
      <text:p text:style-name="P2"/>
      <text:p text:style-name="P2">1<text:span text:style-name="T19">9</text:span>. http://localhost/clearview/api/chatList</text:p>
      <text:p text:style-name="P2">Method: POST</text:p>
      <text:p text:style-name="P2">parms:</text:p>
      <text:p text:style-name="P2"><text:tab/><text:tab/>1. current_user</text:p>
      <text:p text:style-name="P2"/>
      <text:p text:style-name="P2">20. http://localhost/clearview/api/technicianOnline</text:p>
      <text:p text:style-name="P2">Method: POST</text:p>
      <text:p text:style-name="P2">parms:</text:p>
      <text:p text:style-name="P2"><text:tab/><text:tab/>1. technician_id</text:p>
      <text:p text:style-name="P2"><text:tab/><text:tab/>2. latitude</text:p>
      <text:p text:style-name="P2"><text:tab/><text:tab/>3. longitude</text:p>
      <text:p text:style-name="P2"/>
      <text:p text:style-name="P2">2<text:span text:style-name="T20">1</text:span>. http://localhost/clearview/api/technicianOffline</text:p>
      <text:p text:style-name="P2">Method: POST</text:p>
      <text:p text:style-name="P2">parms:</text:p>
      <text:p text:style-name="P2"><text:tab/><text:tab/>1. technician_id</text:p>
      <text:p text:style-name="P2"><text:tab/><text:tab/>2. latitude</text:p>
      <text:p text:style-name="P2"><text:tab/><text:tab/>3. longitude</text:p>
      <text:p text:style-name="P2"><text:tab/><text:tab/></text:p>
      <text:p text:style-name="P2">2<text:span text:style-name="T20">2</text:span>. http://localhost/clearview/api/technicianOnSite</text:p>
      <text:p text:style-name="P2">Method: POST</text:p>
      <text:p text:style-name="P2">parms:</text:p>
      <text:p text:style-name="P2"><text:tab/><text:tab/>1. technician_id</text:p>
      <text:p text:style-name="P2"><text:tab/><text:tab/>2. latitude</text:p>
      <text:p text:style-name="P2"><text:tab/><text:tab/>3. longitude</text:p>
      <text:p text:style-name="P2"><text:tab/><text:tab/></text:p>
      <text:p text:style-name="P2"/>
      <text:p text:style-name="P2"/>
      <text:p text:style-name="P2"><text:soft-page-break/></text:p>
      <text:p text:style-name="P2"/>
      <text:p text:style-name="P2">2<text:span text:style-name="T20">3</text:span>. http://localhost/clearview/api/technicianEnRoute</text:p>
      <text:p text:style-name="P2">Method: POST</text:p>
      <text:p text:style-name="P2">parms:</text:p>
      <text:p text:style-name="P2"><text:tab/><text:tab/>1. technician_id</text:p>
      <text:p text:style-name="P2"><text:tab/><text:tab/>2. latitude</text:p>
      <text:p text:style-name="P2"><text:tab/><text:tab/>3. longitu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13:26.820772985</meta:creation-date>
    <dc:date>2020-02-26T11:46:01.997693748</dc:date>
    <meta:editing-duration>P1DT3H34M51S</meta:editing-duration>
    <meta:editing-cycles>37</meta:editing-cycles>
    <meta:generator>LibreOffice/6.0.7.3$Linux_X86_64 LibreOffice_project/00m0$Build-3</meta:generator>
    <meta:document-statistic meta:table-count="0" meta:image-count="0" meta:object-count="0" meta:page-count="5" meta:paragraph-count="167" meta:word-count="301" meta:character-count="2810" meta:non-whitespace-character-count="2448"/>
  </office:meta>
</office:document-meta>
</file>